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3765a7" officeooo:paragraph-rsid="003765a7"/>
    </style:style>
    <style:style style:name="P2" style:family="paragraph" style:parent-style-name="Text_20_body" style:list-style-name="L1">
      <style:text-properties officeooo:rsid="00395697" officeooo:paragraph-rsid="00395697"/>
    </style:style>
    <style:style style:name="P3" style:family="paragraph" style:parent-style-name="Text_20_body" style:list-style-name="L1">
      <style:text-properties officeooo:rsid="003a694e" officeooo:paragraph-rsid="003a694e"/>
    </style:style>
    <style:style style:name="P4" style:family="paragraph" style:parent-style-name="Text_20_body" style:list-style-name="L1">
      <style:text-properties officeooo:rsid="003c0647" officeooo:paragraph-rsid="003c0647"/>
    </style:style>
    <style:style style:name="P5" style:family="paragraph" style:parent-style-name="Text_20_body" style:list-style-name="L1">
      <style:text-properties officeooo:rsid="003de34a" officeooo:paragraph-rsid="003de34a"/>
    </style:style>
    <style:style style:name="P6" style:family="paragraph" style:parent-style-name="Text_20_body" style:list-style-name="L1">
      <style:text-properties officeooo:rsid="00406a37" officeooo:paragraph-rsid="00406a37"/>
    </style:style>
    <style:style style:name="P7" style:family="paragraph" style:parent-style-name="Text_20_body" style:list-style-name="L1">
      <style:text-properties officeooo:rsid="00433011" officeooo:paragraph-rsid="00433011"/>
    </style:style>
    <style:style style:name="P8" style:family="paragraph" style:parent-style-name="Heading_20_1">
      <style:text-properties officeooo:rsid="003765a7" officeooo:paragraph-rsid="003765a7"/>
    </style:style>
    <style:style style:name="T1" style:family="text">
      <style:text-properties officeooo:rsid="00414a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DejaVu Sans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éthodologie pour faire un organigramme :</text:h>
      <text:list xml:id="list8594459613026758168" text:style-name="L1">
        <text:list-item>
          <text:p text:style-name="P1">Comprendre le fonctionnement, si besoin faire un schéma fonctionnel.</text:p>
        </text:list-item>
        <text:list-item>
          <text:p text:style-name="P1">Repérer les capteurs, les boutons (consignes), les actionneurs.</text:p>
        </text:list-item>
        <text:list-item>
          <text:p text:style-name="P1">Faire un tableau avec les entrées (capteurs, consignes) et les sorties (actionneurs) de la partie commande.</text:p>
        </text:list-item>
        <text:list-item>
          <text:p text:style-name="P1">Commencer l'organigramme avec le mot « Début » dans un ovale.</text:p>
        </text:list-item>
        <text:list-item>
          <text:p text:style-name="P2">Déterminer la position de l'automatisme au début (portail fermé, ascenceur en bas…).</text:p>
        </text:list-item>
        <text:list-item>
          <text:p text:style-name="P2">Déterminer les évènements qui vont permettre de passer à la prochaine action. Ces évènements sont soit :</text:p>
          <text:list>
            <text:list-item>
              <text:p text:style-name="P2">une consigne de l'opérateur (entrée)</text:p>
            </text:list-item>
            <text:list-item>
              <text:p text:style-name="P2">un compte-rendu de capteur (entrée)</text:p>
            </text:list-item>
            <text:list-item>
              <text:p text:style-name="P2">une temporisation écoulée</text:p>
            </text:list-item>
            <text:list-item>
              <text:p text:style-name="P2">soit une combinaison de plusieurs évènements.</text:p>
            </text:list-item>
          </text:list>
          <text:p text:style-name="P3">Si deux évènements doivent avoir lieu en même temps, les losanges seront positionnés l'un au dessous de l'autre (équivaut à une fonction ET pour le GraFCET).</text:p>
          <text:p text:style-name="P3">Si un évènement sur 2, 3 ou 4 suffit à passer à l'action suivante, les losanges seront positionnés en cascade (équivaut à une fonction OU pour le GraFCET).</text:p>
          <text:p text:style-name="P4">Un évènement peut reboucler sur lui-même (par exemple : on ne passera à l'action suivante que lorsqu'on aura appuyé sur un bouton).</text:p>
          <text:p text:style-name="P5">Un évènement est toujours noté dans un losange avec un « ? », les deux réponses « oui » et « non » sont indiquées par des flèches partant de deux coins inférieurs du losange (n'oubliez pas d'indiquer le « oui » et le « non »).</text:p>
        </text:list-item>
        <text:list-item>
          <text:p text:style-name="P6">Les actions sont indiquées dans des rectangles. Contrairement au GraFCET, il n'y a pas d'« action » : Attente. On peut mettre plusieurs rectangles les uns au-dessous des autres. Une action peut <text:span text:style-name="T1">avoir lieu tant qu'une condition n'est pas réalisée, dans ce cas-là, une flèche reboucle sur l'action.</text:span></text:p>
        </text:list-item>
        <text:list-item>
          <text:p text:style-name="P7">Pour fonctionner, votre organigramme doit reboucler juste en dessous de votre ovale « Début »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 style:font-adornments="Book" style:font-family-generic="swiss"/>
    <style:font-face style:name="DejaVu Sans Mono" svg:font-family="'DejaVu Sans Mono'" style:font-family-generic="modern" style:font-pitch="fixed"/>
    <style:font-face style:name="Linux Biolinum" svg:font-family="'Linux Biolinum'" style:font-adornments="Normal" style:font-pitch="variable"/>
    <style:font-face style:name="Nimbus Roman No9 L" svg:font-family="'Nimbus Roman No9 L'" style:font-family-generic="roman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Biolinum" fo:font-family="'Linux Biolinum'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nux Biolinum" fo:font-family="'Linux Biolinum'" style:font-style-name="Normal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/>
      <style:text-properties style:font-name="Linux Biolinum" fo:font-family="'Linux Biolinum'" style:font-style-name="Normal" style:font-pitch="variable"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cm" draw:fill-image-height="0cm"/>
      <style:paragraph-properties fo:margin-left="0cm" fo:margin-right="1cm" fo:margin-top="0.42cm" fo:margin-bottom="2cm" loext:contextual-spacing="false" fo:text-align="center" style:justify-single-word="false" fo:text-indent="-0.76cm" style:auto-text-indent="false" style:shadow="none">
        <style:tab-stops/>
      </style:paragraph-properties>
      <style:text-properties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8:02:20.921706279</meta:creation-date>
    <dc:date>2016-01-29T14:28:43.888454724</dc:date>
    <meta:editing-duration>P3DT21H54M50S</meta:editing-duration>
    <meta:editing-cycles>37</meta:editing-cycles>
    <meta:generator>LibreOffice/5.0.4.2$Linux_X86_64 LibreOffice_project/00m0$Build-2</meta:generator>
    <meta:document-statistic meta:table-count="0" meta:image-count="0" meta:object-count="0" meta:page-count="1" meta:paragraph-count="17" meta:word-count="296" meta:character-count="1748" meta:non-whitespace-character-count="1481"/>
  </office:meta>
</office:document-meta>
</file>